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806in" table:align="left"/>
    </style:style>
    <style:style style:name="Table1.A" style:family="table-column">
      <style:table-column-properties style:column-width="0.1569in"/>
    </style:style>
    <style:style style:name="Table1.B" style:family="table-column">
      <style:table-column-properties style:column-width="1.72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.1457in" fo:margin-bottom="0.1457in" loext:contextual-spacing="false" style:line-height-at-least="0.1563in"/>
      <style:text-properties fo:font-size="10.5pt"/>
    </style:style>
    <style:style style:name="P2" style:family="paragraph" style:parent-style-name="Standard">
      <style:text-properties officeooo:rsid="001fa554" officeooo:paragraph-rsid="001fa554"/>
    </style:style>
    <style:style style:name="P3" style:family="paragraph" style:parent-style-name="Standard">
      <style:text-properties officeooo:rsid="001fa554" officeooo:paragraph-rsid="0034dee9"/>
    </style:style>
    <style:style style:name="P4" style:family="paragraph" style:parent-style-name="Standard">
      <style:text-properties officeooo:rsid="002063ae" officeooo:paragraph-rsid="002063ae"/>
    </style:style>
    <style:style style:name="P5" style:family="paragraph" style:parent-style-name="Standard">
      <style:text-properties officeooo:rsid="0021956c" officeooo:paragraph-rsid="0021956c"/>
    </style:style>
    <style:style style:name="P6" style:family="paragraph" style:parent-style-name="Standard">
      <style:text-properties officeooo:rsid="00235631" officeooo:paragraph-rsid="00235631"/>
    </style:style>
    <style:style style:name="P7" style:family="paragraph" style:parent-style-name="Standard">
      <style:text-properties officeooo:rsid="0024a4d6" officeooo:paragraph-rsid="0024a4d6"/>
    </style:style>
    <style:style style:name="P8" style:family="paragraph" style:parent-style-name="Standard">
      <style:text-properties officeooo:paragraph-rsid="0024a4d6"/>
    </style:style>
    <style:style style:name="P9" style:family="paragraph" style:parent-style-name="Standard">
      <style:text-properties officeooo:rsid="00250ab1" officeooo:paragraph-rsid="00250ab1"/>
    </style:style>
    <style:style style:name="P10" style:family="paragraph" style:parent-style-name="Standard">
      <style:text-properties officeooo:rsid="0027a6f6" officeooo:paragraph-rsid="0027a6f6"/>
    </style:style>
    <style:style style:name="P11" style:family="paragraph" style:parent-style-name="Standard">
      <style:text-properties officeooo:rsid="0028c503" officeooo:paragraph-rsid="0028c503"/>
    </style:style>
    <style:style style:name="P12" style:family="paragraph" style:parent-style-name="Standard">
      <style:text-properties officeooo:rsid="002a9947" officeooo:paragraph-rsid="002a9947"/>
    </style:style>
    <style:style style:name="P13" style:family="paragraph" style:parent-style-name="Standard">
      <style:text-properties officeooo:rsid="002cea67" officeooo:paragraph-rsid="002cea67"/>
    </style:style>
    <style:style style:name="P14" style:family="paragraph" style:parent-style-name="Standard">
      <style:text-properties officeooo:rsid="003241a1" officeooo:paragraph-rsid="003241a1"/>
    </style:style>
    <style:style style:name="P15" style:family="paragraph" style:parent-style-name="Standard">
      <style:text-properties fo:font-weight="normal" officeooo:rsid="003241a1" officeooo:paragraph-rsid="003241a1" style:font-weight-asian="normal" style:font-weight-complex="normal"/>
    </style:style>
    <style:style style:name="P16" style:family="paragraph" style:parent-style-name="Standard">
      <style:text-properties fo:font-weight="normal" officeooo:rsid="00250ab1" officeooo:paragraph-rsid="00250ab1" style:font-weight-asian="normal" style:font-weight-complex="normal"/>
    </style:style>
    <style:style style:name="P17" style:family="paragraph" style:parent-style-name="Standard">
      <style:text-properties fo:font-weight="normal" officeooo:rsid="002e5b7b" officeooo:paragraph-rsid="002e5b7b" style:font-weight-asian="normal" style:font-weight-complex="normal"/>
    </style:style>
    <style:style style:name="P18" style:family="paragraph" style:parent-style-name="Standard">
      <style:text-properties fo:font-weight="normal" officeooo:rsid="0026fb0d" officeooo:paragraph-rsid="00250ab1" style:font-weight-asian="normal" style:font-weight-complex="normal"/>
    </style:style>
    <style:style style:name="P19" style:family="paragraph" style:parent-style-name="Standard">
      <style:text-properties fo:font-weight="normal" officeooo:rsid="0027a6f6" officeooo:paragraph-rsid="0027a6f6" style:font-weight-asian="normal" style:font-weight-complex="normal"/>
    </style:style>
    <style:style style:name="P20" style:family="paragraph" style:parent-style-name="Standard">
      <style:text-properties fo:font-weight="normal" officeooo:rsid="00291c5e" officeooo:paragraph-rsid="0028c503" style:font-weight-asian="normal" style:font-weight-complex="normal"/>
    </style:style>
    <style:style style:name="P21" style:family="paragraph" style:parent-style-name="Standard">
      <style:text-properties fo:font-weight="normal" officeooo:rsid="002cea67" officeooo:paragraph-rsid="002a9947" style:font-weight-asian="normal" style:font-weight-complex="normal"/>
    </style:style>
    <style:style style:name="P22" style:family="paragraph" style:parent-style-name="Standard">
      <style:text-properties fo:font-weight="normal" officeooo:rsid="00305769" officeooo:paragraph-rsid="002cea67" style:font-weight-asian="normal" style:font-weight-complex="normal"/>
    </style:style>
    <style:style style:name="P23" style:family="paragraph" style:parent-style-name="Standard">
      <style:text-properties officeooo:rsid="00354c99" officeooo:paragraph-rsid="001fa554"/>
    </style:style>
    <style:style style:name="P24" style:family="paragraph" style:parent-style-name="Table_20_Contents">
      <style:paragraph-properties style:line-height-at-least="0.1563in"/>
      <style:text-properties fo:font-size="10.5pt"/>
    </style:style>
    <style:style style:name="P25" style:family="paragraph" style:parent-style-name="Preformatted_20_Text">
      <style:text-properties fo:font-weight="normal" officeooo:rsid="003241a1" officeooo:paragraph-rsid="003241a1" style:font-weight-asian="normal" style:font-weight-complex="normal"/>
    </style:style>
    <style:style style:name="P26" style:family="paragraph" style:parent-style-name="Standard">
      <style:text-properties fo:font-weight="normal" officeooo:rsid="00305769" officeooo:paragraph-rsid="002cea67" style:font-weight-asian="normal" style:font-weight-complex="normal"/>
    </style:style>
    <style:style style:name="P27" style:family="paragraph" style:parent-style-name="Standard">
      <style:text-properties fo:font-weight="normal" officeooo:rsid="003755f7" officeooo:paragraph-rsid="003755f7" style:font-weight-asian="normal" style:font-weight-complex="normal"/>
    </style:style>
    <style:style style:name="P28" style:family="paragraph" style:parent-style-name="Standard">
      <style:text-properties fo:font-weight="normal" officeooo:rsid="00392e4a" officeooo:paragraph-rsid="003b221f" style:font-weight-asian="normal" style:font-weight-complex="normal"/>
    </style:style>
    <style:style style:name="P29" style:family="paragraph" style:parent-style-name="Standard">
      <style:text-properties fo:font-weight="normal" officeooo:rsid="003b221f" officeooo:paragraph-rsid="003b221f" style:font-weight-asian="normal" style:font-weight-complex="normal"/>
    </style:style>
    <style:style style:name="T1" style:family="text">
      <style:text-properties officeooo:rsid="0022f20e"/>
    </style:style>
    <style:style style:name="T2" style:family="text">
      <style:text-properties officeooo:rsid="00235631"/>
    </style:style>
    <style:style style:name="T3" style:family="text">
      <style:text-properties officeooo:rsid="0024a4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a6f4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fb0d" style:font-weight-asian="normal" style:font-weight-complex="normal"/>
    </style:style>
    <style:style style:name="T8" style:family="text">
      <style:text-properties fo:font-weight="normal" officeooo:rsid="00291c5e" style:font-weight-asian="normal" style:font-weight-complex="normal"/>
    </style:style>
    <style:style style:name="T9" style:family="text">
      <style:text-properties fo:font-weight="normal" officeooo:rsid="002a9947" style:font-weight-asian="normal" style:font-weight-complex="normal"/>
    </style:style>
    <style:style style:name="T10" style:family="text">
      <style:text-properties fo:font-weight="normal" officeooo:rsid="002bcaf0" style:font-weight-asian="normal" style:font-weight-complex="normal"/>
    </style:style>
    <style:style style:name="T11" style:family="text">
      <style:text-properties fo:font-weight="normal" officeooo:rsid="002cea67" style:font-weight-asian="normal" style:font-weight-complex="normal"/>
    </style:style>
    <style:style style:name="T12" style:family="text">
      <style:text-properties fo:font-weight="normal" officeooo:rsid="00305769" style:font-weight-asian="normal" style:font-weight-complex="normal"/>
    </style:style>
    <style:style style:name="T13" style:family="text">
      <style:text-properties officeooo:rsid="00363a1d"/>
    </style:style>
    <style:style style:name="T14" style:family="text">
      <style:text-properties officeooo:rsid="003a6f4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For virtual environment:</text:p>
      <text:p text:style-name="P23">fdsfd</text:p>
      <text:p text:style-name="P2"/>
      <text:p text:style-name="P2">sudo apt-get install python-pip</text:p>
      <text:section text:style-name="Sect1" text:name="crayon-5c1a457d502cd673370010-2">
        <text:p text:style-name="Standard">sudo pip install virtualenv</text:p>
      </text:section>
      <text:section text:style-name="Sect1" text:name="crayon-5c1a457d502cd673370010-3">
        <text:p text:style-name="Standard">virtualenv tenenv</text:p>
      </text:section>
      <text:section text:style-name="Sect1" text:name="crayon-5c1a457d502cd673370010-4">
        <text:p text:style-name="Standard">source tenenv/bin/activate</text:p>
      </text:section>
      <text:p text:style-name="P2"/>
      <text:p text:style-name="P2">2.For installing Djnago</text:p>
      <text:p text:style-name="P3">pip install django <text:s text:c="4"/>//pip install django~=2.0</text:p>
      <text:p text:style-name="P4"/>
      <text:p text:style-name="P4">3.For python-pip</text:p>
      <text:p text:style-name="P4">sudo apt-get install python3 (check the version first)</text:p>
      <text:section text:style-name="Sect1" text:name="crayon-5c1a457d502d6060565444-2">
        <text:p text:style-name="Standard">sudo pip install virtualenv</text:p>
      </text:section>
      <text:section text:style-name="Sect1" text:name="crayon-5c1a457d502d6060565444-3">
        <text:p text:style-name="Standard">virtualenv --python=python3 tenenv</text:p>
      </text:section>
      <text:section text:style-name="Sect1" text:name="crayon-5c1a457d502d6060565444-4">
        <text:p text:style-name="Standard">source tenenv/bin/activate</text:p>
      </text:section>
      <text:p text:style-name="P4"/>
      <text:p text:style-name="P5">4.Now create the project (make sure your virtual environmenyt is afctivate)</text:p>
      <text:p text:style-name="P5">django-admin startproject bangla<text:span text:style-name="T3">dj (bangladj= is the project name)</text:span></text:p>
      <text:p text:style-name="P5"/>
      <text:p text:style-name="P7">5. now go to the project folder</text:p>
      <text:p text:style-name="P7">cd bangladj (bangladj=project name)</text:p>
      <text:p text:style-name="P5"/>
      <text:p text:style-name="P5"><text:span text:style-name="T3">6</text:span>.<text:span text:style-name="T1">For activating the server</text:span></text:p>
      <text:p text:style-name="P5">python manage.py runserver <text:span text:style-name="T2">(press ctrl+c <text:s text:c="2"/>for stopping the server)</text:span></text:p>
      <text:p text:style-name="P5"/>
      <text:p text:style-name="P6"><text:span text:style-name="T3">7</text:span>.<text:span text:style-name="T3">For creating an app or page</text:span></text:p>
      <text:p text:style-name="P6">python manage.py startapp blog_post <text:span text:style-name="T3">(blog_spot= is the app name)</text:span></text:p>
      <text:p text:style-name="P5"/>
      <text:p text:style-name="P8"><text:span text:style-name="T3">8.</text:span>আমরা যেহেতু একটি নতুন এপ তৈরি করেছি, আমাদের প্রজেক্ট কে বিষয়টি জানাতে হবে। প্রজেক্টের সেটিং ফাইলটি  ( banglaidj/settings.py ) যে কোন Text Editor এ খুলুন। এখানে INSTALLED_APPS  নামে একটি লিস্ট আছে, লিস্টের শেষে  ‘blog_post’ যোগ করুন।</text:p>
      <text:section text:style-name="Sect1" text:name="crayon-5c1a6c98f27f5740770936">
        <text:p text:style-name="P1">INSTALLED_APPS = [ 'django.contrib.admin', 'django.contrib.auth', 'django.contrib.contenttypes', 'django.contrib.sessions', 'django.contrib.messages', 'django.contrib.staticfiles', ' blog_post', ]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4">1</text:p>
              <text:p text:style-name="P24">2</text:p>
              <text:p text:style-name="P24">3</text:p>
              <text:p text:style-name="P24">4</text:p>
              <text:p text:style-name="P24">5</text:p>
              <text:p text:style-name="P24">6</text:p>
              <text:p text:style-name="P24">7</text:p>
              <text:p text:style-name="P24">8</text:p>
              <text:p text:style-name="P24">9</text:p>
            </table:table-cell>
            <table:table-cell table:style-name="Table1.A1" office:value-type="string">
              <text:section text:style-name="Sect1" text:name="crayon-5c1a6c98f27f5740770936-1">
                <text:p text:style-name="Table_20_Contents">INSTALLED_APPS = [</text:p>
              </text:section>
              <text:section text:style-name="Sect1" text:name="crayon-5c1a6c98f27f5740770936-2">
                <text:p text:style-name="Table_20_Contents">'django.contrib.admin',</text:p>
              </text:section>
              <text:section text:style-name="Sect1" text:name="crayon-5c1a6c98f27f5740770936-3">
                <text:p text:style-name="Table_20_Contents">'django.contrib.auth',</text:p>
              </text:section>
              <text:section text:style-name="Sect1" text:name="crayon-5c1a6c98f27f5740770936-4">
                <text:p text:style-name="Table_20_Contents">'django.contrib.contenttypes',</text:p>
              </text:section>
              <text:section text:style-name="Sect1" text:name="crayon-5c1a6c98f27f5740770936-5">
                <text:p text:style-name="Table_20_Contents">'django.contrib.sessions',</text:p>
              </text:section>
              <text:section text:style-name="Sect1" text:name="crayon-5c1a6c98f27f5740770936-6">
                <text:p text:style-name="Table_20_Contents">'django.contrib.messages',</text:p>
              </text:section>
              <text:section text:style-name="Sect1" text:name="crayon-5c1a6c98f27f5740770936-7">
                <text:p text:style-name="Table_20_Contents">'django.contrib.staticfiles',</text:p>
              </text:section>
              <text:section text:style-name="Sect1" text:name="crayon-5c1a6c98f27f5740770936-8">
                <text:p text:style-name="Table_20_Contents">' blog_post',</text:p>
              </text:section>
              <text:section text:style-name="Sect1" text:name="crayon-5c1a6c98f27f5740770936-9">
                <text:p text:style-name="Table_20_Contents">]</text:p>
              </text:section>
            </table:table-cell>
          </table:table-row>
        </table:table>
      </text:section>
      <text:p text:style-name="P7"/>
      <text:p text:style-name="P9">9.now change anything in the app, and anhy change in the model.py, you need to <text:span text:style-name="T4">Migrate </text:span><text:span text:style-name="T6">it</text:span></text:p>
      <text:p text:style-name="P16">python manage.py makemigrations</text:p>
      <text:p text:style-name="P17">python manage.py migrate</text:p>
      <text:p text:style-name="P16"><text:soft-page-break/></text:p>
      <text:p text:style-name="P16"/>
      <text:p text:style-name="P16">10.For creating super user</text:p>
      <text:p text:style-name="P9"><text:span text:style-name="T6">python manage.py createsuperuser </text:span><text:span text:style-name="T7">(the password should be minimun 8 length)</text:span></text:p>
      <text:p text:style-name="P18"/>
      <text:p text:style-name="P10"><text:span text:style-name="T7">1</text:span><text:span text:style-name="T6">1.give the command of 6 and go to this link</text:span></text:p>
      <text:p text:style-name="P10"><text:a xlink:type="simple" xlink:href="http://127.0.0.1:8000/admin/" text:style-name="Internet_20_link" text:visited-style-name="Visited_20_Internet_20_Link"><text:span text:style-name="T6">http://127.0.0.1:8000/admin/</text:span></text:a></text:p>
      <text:p text:style-name="P19"/>
      <text:p text:style-name="P11"><text:span text:style-name="T6">12.</text:span><text:span text:style-name="T8">go to blog_post folder and open admin.py </text:span><text:span text:style-name="T9">and write</text:span></text:p>
      <text:p text:style-name="P11"><text:span text:style-name="T8">from .models import Post <text:s/>*</text:span><text:span text:style-name="T10">(here Post is the class name)</text:span></text:p>
      <text:p text:style-name="P20">admin.site.register(Post)</text:p>
      <text:p text:style-name="P20"/>
      <text:p text:style-name="P12"><text:span text:style-name="T8">1</text:span><text:span text:style-name="T6">3.</text:span><text:span text:style-name="T11">now add some post in there in admin page</text:span></text:p>
      <text:p text:style-name="P21"/>
      <text:p text:style-name="P13"><text:span text:style-name="T6">14.</text:span><text:span text:style-name="T12">now its time for view data open view.py in blog_post folder</text:span></text:p>
      <text:p text:style-name="P13">def home(request):</text:p>
      <text:section text:style-name="Sect1" text:name="crayon-5c1a7c0ac76cf708412320-2">
        <text:p text:style-name="Standard">    return render(request, 'index.html')</text:p>
      </text:section>
      <text:p text:style-name="P22"/>
      <text:p text:style-name="P14"><text:span text:style-name="T12">1</text:span><text:span text:style-name="T6">5.open a folder in the directory named as </text:span><text:span text:style-name="T4">Template</text:span></text:p>
      <text:p text:style-name="P15"/>
      <text:p text:style-name="P15">16.Open settings.py and find templates function , there in <text:span text:style-name="T4">'DIRS': ['template'],</text:span>write tour template just like thats</text:p>
      <text:p text:style-name="P15"/>
      <text:p text:style-name="P15">17.<text:span text:style-name="T13">How to see all migrations command</text:span></text:p>
      <text:p text:style-name="P25"><text:span text:style-name="Source_20_Text">python manage.py showmigrations</text:span></text:p>
      <text:p text:style-name="P15"/>
      <text:p text:style-name="P22"/>
      <text:p text:style-name="P22"/>
      <text:p text:style-name="P22"/>
      <text:p text:style-name="P22"/>
      <text:p text:style-name="P27">For installing RestFramework in project, (after activating the virtual environment)</text:p>
      <text:p text:style-name="P27"/>
      <text:p text:style-name="P28">pip install djangorestframework</text:p>
      <text:p text:style-name="P28"><text:span text:style-name="T14">(If you are using </text:span><text:span text:style-name="T5">python3</text:span><text:span text:style-name="T14"> for controlling the </text:span><text:span text:style-name="T5">manage.py </text:span><text:span text:style-name="T14">then use </text:span><text:span text:style-name="T5">pip3</text:span><text:span text:style-name="T14">)</text:span></text:p>
      <text:p text:style-name="P29">pip install django-fil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1:39:00.744514909</meta:creation-date>
    <dc:date>2019-01-10T17:46:12.449685717</dc:date>
    <meta:editing-duration>PT1H45M58S</meta:editing-duration>
    <meta:editing-cycles>27</meta:editing-cycles>
    <meta:generator>LibreOffice/6.0.7.3$Linux_X86_64 LibreOffice_project/00m0$Build-3</meta:generator>
    <meta:document-statistic meta:table-count="1" meta:image-count="0" meta:object-count="0" meta:page-count="2" meta:paragraph-count="63" meta:word-count="327" meta:character-count="2380" meta:non-whitespace-character-count="2103"/>
  </office:meta>
</office:document-meta>
</file>